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c87a" officeooo:paragraph-rsid="0004c8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4c87a" officeooo:paragraph-rsid="0004c87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04c87a" officeooo:paragraph-rsid="0004c87a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052d06" officeooo:paragraph-rsid="00052d06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04c87a" officeooo:paragraph-rsid="0004c87a" fo:background-color="transparent" style:font-size-asian="16pt" style:font-weight-asian="bold" style:font-size-complex="16pt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color="#ffffff" fo:font-size="12pt" style:text-underline-style="none" fo:font-weight="normal" fo:background-color="#355269" loext:char-shading-value="0" style:font-size-asian="10.5pt" style:font-weight-asian="normal" style:font-size-complex="12pt" style:font-weight-complex="normal"/>
    </style:style>
    <style:style style:name="T6" style:family="text">
      <style:text-properties fo:color="#ffffff"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color="#ffffff"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Oriented Design UML</text:p>
      <text:p text:style-name="P2"><text:span text:style-name="T5"/></text:p>
      <text:p text:style-name="P5"><text:span text:style-name="T4">Table des matières :</text:span></text:p>
      <text:p text:style-name="P3"><text:span text:style-name="T1"><text:tab/>I. Introduction</text:span></text:p>
      <text:p text:style-name="P3"><text:span text:style-name="T1"><text:tab/>II. UML during Analysis and Design Phases</text:span></text:p>
      <text:p text:style-name="P3"><text:span text:style-name="T1"><text:tab/>III. UML &amp; Software Design Patterns</text:span></text:p>
      <text:p text:style-name="P3"><text:span text:style-name="T1"><text:tab/>IV. UML at the center of Software Engineering</text:span></text:p>
      <text:p text:style-name="P3"><text:span text:style-name="T1"/></text:p>
      <text:p text:style-name="P3"><text:span text:style-name="T2">I. Introduction</text:span></text:p>
      <text:p text:style-name="P3"><text:span text:style-name="T1"/></text:p>
      <text:p text:style-name="P4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3:50:33.465456815</meta:creation-date>
    <dc:date>2021-09-10T14:08:34.089921542</dc:date>
    <meta:editing-duration>PT18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3" meta:character-count="201" meta:non-whitespace-character-count="171"/>
  </office:meta>
</office:document-meta>
</file>